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ard" style:master-page-name="MP0" style:family="paragraph">
      <style:paragraph-properties fo:break-before="page"/>
    </style:style>
    <style:style style:name="P2" style:parent-style-name="Lijstalinea" style:list-style-name="LFO1" style:family="paragraph"/>
    <style:style style:name="P3" style:parent-style-name="Lijstalinea" style:list-style-name="LFO1" style:family="paragraph"/>
    <style:style style:name="P4" style:parent-style-name="Lijstalinea" style:list-style-name="LFO1" style:family="paragraph"/>
    <style:style style:name="T5" style:parent-style-name="Standaardalinea-lettertype" style:family="text">
      <style:text-properties fo:font-weight="bold" style:font-weight-asian="bold" style:font-weight-complex="bold"/>
    </style:style>
    <style:style style:name="T6" style:parent-style-name="Standaardalinea-lettertype" style:family="text">
      <style:text-properties fo:font-weight="bold" style:font-weight-asian="bold" style:font-weight-complex="bold"/>
    </style:style>
    <style:style style:name="T7" style:parent-style-name="Standaardalinea-lettertype" style:family="text">
      <style:text-properties fo:font-weight="bold" style:font-weight-asian="bold" style:font-weight-complex="bold"/>
    </style:style>
    <style:style style:name="T8" style:parent-style-name="Standaardalinea-lettertype" style:family="text">
      <style:text-properties fo:font-weight="bold" style:font-weight-asian="bold" style:font-weight-complex="bold"/>
    </style:style>
    <style:style style:name="T9" style:parent-style-name="Standaardalinea-lettertype" style:family="text">
      <style:text-properties fo:font-weight="bold" style:font-weight-asian="bold" style:font-weight-complex="bold"/>
    </style:style>
    <style:style style:name="T10" style:parent-style-name="Standaardalinea-lettertype" style:family="text">
      <style:text-properties style:text-underline-type="single" style:text-underline-style="solid" style:text-underline-width="auto" style:text-underline-mode="continuous"/>
    </style:style>
    <style:style style:name="T11" style:parent-style-name="Standaardalinea-lettertype" style:family="text">
      <style:text-properties fo:font-weight="bold" style:font-weight-asian="bold" style:font-weight-complex="bold"/>
    </style:style>
    <style:style style:name="T12" style:parent-style-name="Standaardalinea-lettertype" style:family="text">
      <style:text-properties style:text-underline-type="single" style:text-underline-style="solid" style:text-underline-width="auto" style:text-underline-mode="continuous"/>
    </style:style>
    <style:style style:name="P13" style:parent-style-name="Lijstalinea" style:list-style-name="LFO2" style:family="paragraph"/>
    <style:style style:name="P14" style:parent-style-name="Lijstalinea" style:list-style-name="LFO2" style:family="paragraph"/>
    <style:style style:name="P15" style:parent-style-name="Lijstalinea" style:list-style-name="LFO2" style:family="paragraph"/>
    <style:style style:name="P16" style:parent-style-name="Lijstalinea" style:list-style-name="LFO2" style:family="paragraph"/>
    <style:style style:name="P17" style:parent-style-name="Lijstalinea" style:list-style-name="LFO2" style:family="paragraph"/>
    <style:style style:name="P18" style:parent-style-name="Lijstalinea" style:list-style-name="LFO2" style:family="paragraph"/>
    <style:style style:name="P19" style:parent-style-name="Lijstalinea" style:list-style-name="LFO2" style:family="paragraph"/>
    <style:style style:name="P20" style:parent-style-name="Lijstalinea" style:list-style-name="LFO2" style:family="paragraph"/>
    <style:style style:name="P21" style:parent-style-name="Lijstalinea" style:list-style-name="LFO2" style:family="paragraph"/>
    <style:style style:name="P22" style:parent-style-name="Lijstalinea" style:list-style-name="LFO2" style:family="paragraph"/>
  </office:automatic-styles>
  <office:body>
    <office:text text:use-soft-page-breaks="true">
      <text:p text:style-name="P1">Kenmerkende aspecten</text:p>
      <text:list text:style-name="LFO1" text:continue-numbering="true">
        <text:list-item>
          <text:p text:style-name="P2">Het veranderde mens- en wereldbeeld van de renaissance en het begin van een nieuwe wetenschappelijke belangstelling</text:p>
        </text:list-item>
        <text:list-item>
          <text:p text:style-name="P3">De hernieuwde oriëntatie op het erfgoed van de klassieke oudheid</text:p>
        </text:list-item>
        <text:list-item>
          <text:p text:style-name="P4">Het begin van de Europese expansie overzee</text:p>
        </text:list-item>
      </text:list>
      <text:p text:style-name="Standaard"/>
      <text:p text:style-name="Standaard">Verandering mensbeeld:</text:p>
      <text:p text:style-name="Standaard">Middeleeuwen: God en de Kerk staan centraal.<text:line-break/>Bij het<text:s/><text:span text:style-name="T5">Humanisme</text:span><text:s/>en de<text:s/><text:span text:style-name="T6">Renaissance</text:span><text:s/>staat<text:s/><text:span text:style-name="T7">de me</text:span><text:span text:style-name="T8">n</text:span><text:span text:style-name="T9">s centraal</text:span>. De mens moet zich ontwikkelen.</text:p>
      <text:p text:style-name="Standaard">Er is in deze tijd grote belangstelling voor<text:s/><text:span text:style-name="T10">kunst, filosofie en literatuur</text:span><text:s/>van de Grieken en Romeinen uit de Oudheid.</text:p>
      <text:p text:style-name="Standaard">Om de wereld te verklaren is verstand (ratio) gebruiken en kritisch denken belangrijl vinden humanisten belangrijk, net als de oude Grieken.</text:p>
      <text:p text:style-name="Standaard"><text:span text:style-name="T11">Renaissance<text:s/></text:span>= wedergeboorte.<text:line-break/>Wedergeboorte van<text:s/><text:span text:style-name="T12">De Klassieke Oudheid</text:span></text:p>
      <text:list text:style-name="LFO2" text:continue-numbering="true">
        <text:list-item>
          <text:p text:style-name="P13">Begint in Italië.<text:s/></text:p>
          <text:list text:continue-numbering="true">
            <text:list-item>
              <text:p text:style-name="P14">Stadsstaten zijn rijk en welvarend</text:p>
            </text:list-item>
            <text:list-item>
              <text:p text:style-name="P15">Venetië Genua, Napels, Florence</text:p>
            </text:list-item>
            <text:list-item>
              <text:p text:style-name="P16">Rijke families maken de dienst uit en gaan geld geven uitgeven aan kunt en onderzoek.</text:p>
            </text:list-item>
          </text:list>
        </text:list-item>
      </text:list>
      <text:p text:style-name="Standaard">Beeld van de wereld in Middeleeuwen</text:p>
      <text:list text:style-name="LFO2" text:continue-numbering="true">
        <text:list-item>
          <text:p text:style-name="P17">Alles op aarde is ondergeschikt aan God</text:p>
          <text:list text:continue-numbering="true">
            <text:list-item>
              <text:p text:style-name="P18">Aarde is middelpunt van alles</text:p>
            </text:list-item>
            <text:list-item>
              <text:p text:style-name="P19">God is het belangrijkst als schepper</text:p>
            </text:list-item>
            <text:list-item>
              <text:p text:style-name="P20">De mens is ondergeschikt</text:p>
            </text:list-item>
            <text:list-item>
              <text:p text:style-name="P21">Het hiernamaals is heilig</text:p>
            </text:list-item>
            <text:list-item>
              <text:p text:style-name="P22">Aarde is symbolisch gemaakt.</text:p>
            </text:list-item>
          </text:list>
        </text:list-item>
      </text:list>
      <text:p text:style-name="Standa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Lijstalinea" style:display-name="Lijstalinea" style:family="paragraph" style:parent-style-name="Standaard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 style:font-name-asian="Calibri" style:font-name-complex="Times New Roman" style:text-underline-type="single" style:text-underline-style="solid" style:text-underline-width="auto" style:text-underline-mode="continuous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awel Paton</meta:initial-creator>
    <dc:creator>Pawel Paton</dc:creator>
    <meta:creation-date>2020-12-01T11:21:00Z</meta:creation-date>
    <dc:date>2020-12-02T08:45:00Z</dc:date>
    <meta:template xlink:href="Normal" xlink:type="simple"/>
    <meta:editing-cycles>1</meta:editing-cycles>
    <meta:editing-duration>PT77040S</meta:editing-duration>
    <meta:document-statistic meta:page-count="1" meta:paragraph-count="2" meta:word-count="173" meta:character-count="1127" meta:row-count="7" meta:non-whitespace-character-count="956"/>
  </office:meta>
</office:document-meta>
</file>